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September 7, 2021 (05:47: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7T21:48:07Z</meta:creation-date>
    <dc:date>2021-09-07T21:48:07Z</dc:date>
    <meta:user-defined meta:name="date" meta:value-type="string">September   7, 2021 (05:47: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